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384AA2534820DF25A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9.562cm" draw:z-index="0"><draw:image xlink:href="Pictures/100000010000064000000384AA2534820DF25A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09:48:07.394000000</meta:creation-date>
    <dc:date>2022-09-29T09:48:49.509000000</dc:date>
    <meta:editing-duration>PT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